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37cm"/>
    </style:style>
    <style:style style:name="co2" style:family="table-column">
      <style:table-column-properties fo:break-before="auto" style:column-width="16.976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5.5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background-color="transparent"/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ackground-color="#ff3366"/>
    </style:style>
    <style:style style:name="ce8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CLICmd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ancel_job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9">
            <text:p>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the function errorUsage of the same file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<text:s/>TODO GLOBAL param_t params[]</text:p>
          </table:table-cell>
          <table:table-cell office:value-type="string">
            <text:p>C:\DemoSQuoRE\C++\SysFera\VISHNU\VISHNU_1.1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0">
            <text:p>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 of array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ExecConfigura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FileParser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exception\IMSVishnuException.h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No break after a clause default on switch</text:p>
          </table:table-cell>
          <table:table-cell office:value-type="string">
            <text:p>C:\DemoSQuoRE\C++\SysFera\VISHNU\VISHNU_1.1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database\OracleDatabase.c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3">
            <text:p>1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7">
            <text:p>13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POSTGRE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POSTGRE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POSTGRE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2">
          <table:table-cell table:style-name="ce5" office:value-type="string">
            <text:p>Fixed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5">
            <text:p>6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6">
            <text:p>1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38">
            <text:p>13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480">
            <text:p>48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table:style-name="ce6" office:value-type="string">
            <text:p>Fixed: File removed</text:p>
          </table:table-cell>
          <table:table-cell office:value-type="string">
            <text:p>C:\DemoSQuoRE\C++\SysFera\VISHNU\VISHNU_1.1.0\core\src\utils\SSHFile.h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4">
            <text:p>77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5">
            <text:p>77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6">
            <text:p>77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7">
            <text:p>77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8">
            <text:p>77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9">
            <text:p>77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3">
            <text:p>81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4">
            <text:p>81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5">
            <text:p>81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6">
            <text:p>81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7">
            <text:p>81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5"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7"/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8" office:value-type="string">
            <text:p>Error 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office:value-type="string">
            <text:p>Fixed used in utilServer.cpp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5">
            <text:p>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/text:p>
          </table:table-cell>
          <table:table-cell office:value-type="string">
            <text:p>C:\DemoSQuoRE\C++\SysFera\VISHNU\VISHNU_1.1.0\core\src\utils\utilVishnu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exception\VishnuException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6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3T16:38:53</dc:date>
    <dc:creator>traore </dc:creator>
    <meta:generator>OpenOffice.org/3.2$Unix OpenOffice.org_project/320m19$Build-9505</meta:generator>
    <meta:editing-duration>PT11H50M12S</meta:editing-duration>
    <meta:editing-cycles>53</meta:editing-cycles>
    <meta:document-statistic meta:table-count="1" meta:cell-count="713" meta:object-count="0"/>
  </office:meta>
</office:document-meta>
</file>